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Header">
      <style:paragraph-properties fo:text-align="end" style:justify-single-word="false"/>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d new activity</text:p>
      <text:p text:style-name="P3">// Use dbinfo function to add new activity</text:p>
      <text:p text:style-name="P3">$dbinfo-&gt;save_activity(“Activity Description”);</text:p>
      <text:p text:style-name="P3"/>
      <text:p text:style-name="P3">// The above function should do something like the following, which will be defined in dbinfo:</text:p>
      <text:p text:style-name="P3">$user = $this-&gt;username();</text:p>
      <text:p text:style-name="P3">$day = $this-&gt;day();</text:p>
      <text:p text:style-name="P3">$hour = $this-&gt;hour();</text:p>
      <text:p text:style-name="P3">$minute = $this-&gt;minute() + 1;</text:p>
      <text:p text:style-name="P3">If $minute &gt; 59</text:p>
      <text:p text:style-name="P3"><text:tab/>$minute -= 60;</text:p>
      <text:p text:style-name="P3"><text:tab/>$hour++;</text:p>
      <text:p text:style-name="P3">If $hour &gt; 23</text:p>
      <text:p text:style-name="P3"><text:tab/>$hour -= 24;</text:p>
      <text:p text:style-name="P3"><text:tab/>$day++;</text:p>
      <text:p text:style-name="P3">insert into user_activity set username = '$user', day = $day, hour = $hour, minute = $minute, activity = '$activity'</text:p>
      <text:p text:style-name="P3">$dbinfo-&gt;update_all();</text:p>
      <text:p text:style-name="P1"/>
      <text:p text:style-name="P1">View activity for a specific user</text:p>
      <text:p text:style-name="P3">select day, hour, minute, activity from user_activity where username = '$username' AND activity != 'current_time' order by day, hour, minute</text:p>
      <text:p text:style-name="P3"/>
      <text:p text:style-name="P1">Edit activity</text:p>
      <text:p text:style-name="P3">//1. If changing the user</text:p>
      <text:p text:style-name="P3">// Determine if update will be unique</text:p>
      <text:p text:style-name="P3">select count(*) as count from user_activity where username = '$newusername' AND day = '$day' AND hour = '$hour AND minute = '$minute'</text:p>
      <text:p text:style-name="P3"/>
      <text:p text:style-name="P3">// If count is 0, then update</text:p>
      <text:p text:style-name="P3">update user_activity set username = '$newusername' where username = '$oldusername', day = '$day', hour = '$hour', minute = '$minute'</text:p>
      <text:p text:style-name="P3"/>
      <text:p text:style-name="P3">//2. If changing day (or hour or minute or a combination thereof)</text:p>
      <text:p text:style-name="P3">// Determine if update will be unique</text:p>
      <text:p text:style-name="P3">select count(*) as count from user_activity where username = '$username' AND day = '$newday' AND hour = '$newhour AND minute = '$newminute'</text:p>
      <text:p text:style-name="P3"/>
      <text:p text:style-name="P3">// If count is 0, then update</text:p>
      <text:p text:style-name="P3">update user_activity set day = '$newday', hour = '$newhour', minute = '$newminute' where username = '$username', day = '$oldday', hour = '$oldhour', minute = '$oldminute'</text:p>
      <text:p text:style-name="P3"/>
      <text:p text:style-name="P1">Delete activity</text:p>
      <text:p text:style-name="P1"><text:span text:style-name="T1">// Determine if the activity we want to delete is the most recent</text:span></text:p>
      <text:p text:style-name="P1"><text:span text:style-name="T1">select username, day, hour, minute from user_activity order by day desc, hour desc, minute desc limit 1</text:span></text:p>
      <text:p text:style-name="P1"><text:span text:style-name="T1"/></text:p>
      <text:p text:style-name="P1"><text:span text:style-name="T1">// If ($username = $row['username'] &amp;&amp; day hour minute...)</text:span></text:p>
      <text:p text:style-name="P1"><text:soft-page-break/><text:span text:style-name="T1">// must handle special</text:span></text:p>
      <text:p text:style-name="P1"><text:span text:style-name="T1"/></text:p>
      <text:p text:style-name="P1"><text:span text:style-name="T1">// Get a “random” user</text:span></text:p>
      <text:p text:style-name="P1"><text:span text:style-name="T1">select username from user limit 1</text:span></text:p>
      <text:p text:style-name="P1"><text:span text:style-name="T1">$randuser = $row['username']</text:span></text:p>
      <text:p text:style-name="P1"><text:span text:style-name="T1"/></text:p>
      <text:p text:style-name="P1"><text:span text:style-name="T1">// insert bogus activity because we need to not have the time “go backward”</text:span></text:p>
      <text:p text:style-name="P1"><text:span text:style-name="T1">insert into user_activity values ('$randuser', '$day', '$hour', '$minute', 'current_time')</text:span></text:p>
      <text:p text:style-name="P1"><text:span text:style-name="T1"/></text:p>
      <text:p text:style-name="P1"><text:span text:style-name="T1">// remove the activity we are interested in</text:span></text:p>
      <text:p text:style-name="P1"><text:span text:style-name="T1">delete from user_activity where username = '$username', day ..... hour ....minute...</text:span></text:p>
      <text:p text:style-name="P1"><text:span text:style-name="T1"/></text:p>
      <text:p text:style-name="P1"><text:span text:style-name="T1">// else <text:s text:c="18"/>from this: If ($username = $row['username'] &amp;&amp; day hour minute...)</text:span></text:p>
      <text:p text:style-name="P1"><text:span text:style-name="T1">delete from user_activity where username = '$username', day ..... hour ....minute...</text:span></text:p>
      <text:p text:style-name="P1"><text:span text:style-name="T1"/></text:p>
      <text:p text:style-name="P3"/>
      <text:p text:style-name="P1">Add Registration (normal)</text:p>
      <text:p text:style-name="P3">//1. See if username already exists. Count will = 1 or 0</text:p>
      <text:p text:style-name="P3">select count(*) as count from user where username = '$username'</text:p>
      <text:p text:style-name="P3"/>
      <text:p text:style-name="P3">// 2. Insert user information into the db</text:p>
      <text:p text:style-name="P3">insert into user values ('$username', '$password', false, '$realname', '$birthdate', '$street', '$city', '$state', '$zip', '$phone', '$email', '$card_type', '$card_number', '$card_expire', 'default.jpg', 'N/A');</text:p>
      <text:p text:style-name="P3"/>
      <text:p text:style-name="P3">// 3. Save user activity</text:p>
      <text:p text:style-name="P3">$dbinfo-&gt;save_activity(“Registered”);</text:p>
      <text:p text:style-name="P3"/>
      <text:p text:style-name="P1">Add Registration (using admin priv)</text:p>
      <text:p text:style-name="P3">// 1 &amp; 3 are the same, 2 is different:</text:p>
      <text:p text:style-name="P3">insert into user values ('$username', '$password', $is_admin, '$realname', '$birthdate', '$street', '$city', '$state', '$zip', '$phone', '$email', '$card_type', '$card_number', '$card_expire', 'default.jpg', 'N/A');</text:p>
      <text:p text:style-name="P3"/>
      <text:p text:style-name="P1">View Registration Info</text:p>
      <text:p text:style-name="P3">select is_admin, realname, birth_date, shipping........., phone, email, card_type, card_number, card_expire from user where username = '$username'</text:p>
      <text:p text:style-name="P3"/>
      <text:p text:style-name="P1">Edit Registration</text:p>
      <text:p text:style-name="P3">// Cannot change username, all other fields are ok</text:p>
      <text:p text:style-name="P3">update user set password = '$newpassword', ...etc</text:p>
      <text:p text:style-name="P3"/>
      <text:p text:style-name="P1">Delete Registration</text:p>
      <text:p text:style-name="P1"><text:span text:style-name="T1">// gotta wipe out all dependent information first and also warn user that all information will be lost:</text:span></text:p>
      <text:p text:style-name="P1"><text:span text:style-name="T1">// any bids, item listings, activities, notifications, feedback, profile will be lost</text:span></text:p>
      <text:p text:style-name="P1"><text:span text:style-name="T1">// this is gonna screw up a lot of things like feedback and winners of auctions, etc...</text:span></text:p>
      <text:p text:style-name="P1"><text:span text:style-name="T1">delete from bids_on where username = '$username'</text:span></text:p>
      <text:p text:style-name="P1"><text:span text:style-name="T1">delete from item_listing where seller = '$username' or buyer = '$username'</text:span></text:p>
      <text:p text:style-name="P1"><text:span text:style-name="T1">// follow process of deleting a user activity above</text:span></text:p>
      <text:p text:style-name="P1"><text:soft-page-break/><text:span text:style-name="T1">delete from user where username = '$username'</text:span></text:p>
      <text:p text:style-name="P1"><text:span text:style-name="T1"/></text:p>
      <text:p text:style-name="P1">Add Profile</text:p>
      <text:p text:style-name="P3">// this is done at registration automatically and filled in with dummy values</text:p>
      <text:p text:style-name="P3"/>
      <text:p text:style-name="P1">Edit Profile</text:p>
      <text:p text:style-name="P3">update user set profile_picture = '$pic', profile_description = '$desc' where username = '$username'</text:p>
      <text:p text:style-name="P3">$dbinfo-&gt;save_activity(“Updated Profile”);</text:p>
      <text:p text:style-name="P3"/>
      <text:p text:style-name="P1">View Profile</text:p>
      <text:p text:style-name="P3">select profile_picture, profile_description from user where username = '$username'</text:p>
      <text:p text:style-name="P3"/>
      <text:p text:style-name="P3">select buyerfeedbackforseller_description, buyerfeedbackforseller_rating from item_listing where seller = '$username' order by end_day desc, end_hour desc, end_minute desc;</text:p>
      <text:p text:style-name="P3"/>
      <text:p text:style-name="P3">select sellerfeedbackforbuyer_description from item_listing where buyer = '$username'</text:p>
      <text:p text:style-name="P3"/>
      <text:p text:style-name="P3">Show on profile page first the username, the picture, the description, then an area that has feedback and ratings from items sold, then an area that has feedback from sellers of items purchased.</text:p>
      <text:p text:style-name="P3"/>
      <text:p text:style-name="P1">Add ItemListing</text:p>
      <text:p text:style-name="P1"><text:span text:style-name="T1">// check if unique</text:span></text:p>
      <text:p text:style-name="P1"><text:span text:style-name="T1">select count(*) as count from item_listing where title = '$title' AND category = '$category' AND end_day = '$end_day' AND end_hour = '$end_hour' AND end_minute = '$end_minute' <text:s/>AND seller = '$username'</text:span></text:p>
      <text:p text:style-name="P1"><text:span text:style-name="T1"/></text:p>
      <text:p text:style-name="P1"><text:span text:style-name="T1">// if count = 0</text:span></text:p>
      <text:p text:style-name="P1"><text:span text:style-name="T1">// make sure we aren't entering older than current time.</text:span></text:p>
      <text:p text:style-name="P1"><text:span text:style-name="T1">$dbinfo-&gt;update_time();</text:span></text:p>
      <text:p text:style-name="P1"><text:span text:style-name="T1">if ($day &gt;= $dbinfo-&gt;day() &amp;&amp;</text:span></text:p>
      <text:p text:style-name="P1"><text:span text:style-name="T1"><text:tab/>$hour &gt;= $dbinfo-&gt;hour() &amp;&amp;</text:span></text:p>
      <text:p text:style-name="P1"><text:span text:style-name="T1"><text:tab/>$minute &gt; $dbinfo-&gt;minute())</text:span></text:p>
      <text:p text:style-name="P1"><text:span text:style-name="T1"/></text:p>
      <text:p text:style-name="P1"><text:span text:style-name="T1">// put into db and save activity</text:span></text:p>
      <text:p text:style-name="P1"><text:span text:style-name="T1">insert into item_listing values (..........)</text:span></text:p>
      <text:p text:style-name="P1"><text:span text:style-name="T1">$dbinfo-&gt;save_activity(“Listed '$title' for auction.”);</text:span></text:p>
      <text:p text:style-name="P1"><text:span text:style-name="T1"/></text:p>
      <text:p text:style-name="P1">Edit ItemListing</text:p>
      <text:p text:style-name="P3">// If editing description, shipping_cost, shipping_method, starting_price, or picture, perform normal </text:p>
      <text:p text:style-name="P3">// update query</text:p>
      <text:p text:style-name="P3">update item_listing set &lt;fields&gt; where &lt;pk criteria&gt;</text:p>
      <text:p text:style-name="P3"/>
      <text:p text:style-name="P1"><text:span text:style-name="T1">// If editing a primary key</text:span></text:p>
      <text:p text:style-name="P1"><text:span text:style-name="T1">// can't change seller and follow the rules for adding a new item listing by seeing if new entry is unique </text:span></text:p>
      <text:p text:style-name="P1"><text:span text:style-name="T1">// the perform update query</text:span></text:p>
      <text:p text:style-name="P1"><text:span text:style-name="T1"/></text:p>
      <text:p text:style-name="P3">$dbinfo-&gt;save_activity_for($username, “Item '$item_title' edited.”); </text:p>
      <text:p text:style-name="P3"><text:soft-page-break/></text:p>
      <text:p text:style-name="P3">Note to self: the save_activity_for function should check the following:</text:p>
      <text:list xml:id="list1325319512" text:style-name="L1">
        <text:list-item>
          <text:p text:style-name="P4"><text:span text:style-name="T1">current user is an admin</text:span></text:p>
        </text:list-item>
        <text:list-item>
          <text:p text:style-name="P4"><text:span text:style-name="T1">$username is a valid user</text:span></text:p>
        </text:list-item>
        <text:list-item>
          <text:p text:style-name="P4"><text:span text:style-name="T1">do similar things that save_activity does</text:span></text:p>
        </text:list-item>
        <text:list-item>
          <text:p text:style-name="P2"><text:span text:style-name="T1">return success or failure</text:span></text:p>
        </text:list-item>
      </text:list>
      <text:p text:style-name="P1"><text:span text:style-name="T1"/></text:p>
      <text:p text:style-name="P1">Update all ItemListing buyer information for closed auctions</text:p>
      <text:p text:style-name="P3">// Get all item listings that are closed and haven't been updated</text:p>
      <text:p text:style-name="P3">select title, category, end_day, end_hour, end_minute, seller from item_listing where end_day &lt;= $day AND hour &lt;= $hour and minute &lt;= $minute and buyer = ''</text:p>
      <text:p text:style-name="P3"/>
      <text:p text:style-name="P3">while ($row = mysql_fetch_assoc($result)){</text:p>
      <text:p text:style-name="P3"><text:tab/>select username from bids_on where item_title = $row['title'] AND &lt;all other ItemListing Pks&gt; <text:tab/>order by bid_amount desc</text:p>
      <text:p text:style-name="P3"><text:tab/>// get the row</text:p>
      <text:p text:style-name="P3"><text:tab/>if !isset($row['username']) // then no winner</text:p>
      <text:p text:style-name="P3"><text:tab/><text:tab/>update item_listing set buyer = 'None', where &lt;ItemListing Pks&gt;</text:p>
      <text:p text:style-name="P3"><text:tab/>else</text:p>
      <text:p text:style-name="P3"><text:tab/><text:tab/>$buyer = $row['username']</text:p>
      <text:p text:style-name="P3"><text:tab/><text:tab/>update item_listing set buyer = '$buyer', where &lt;ItemListing Pks&gt;</text:p>
      <text:p text:style-name="P3">}</text:p>
      <text:p text:style-name="P3"/>
      <text:p text:style-name="P1">Delete ItemListing</text:p>
      <text:p text:style-name="P1">// <text:span text:style-name="T1">Assumption is that only an admin will do this and that $username refers to the seller of the item, but not necessarily the person/admin doing the deleting (though it is possible)</text:span></text:p>
      <text:p text:style-name="P3">// Warn that all feedback, ratings, and (of course) this item listing will be lost</text:p>
      <text:p text:style-name="P3">delete from bids_on where item_title = '$delete_item_title' AND &lt;rest of ItemListing Pks&gt;</text:p>
      <text:p text:style-name="P3">delete from item_listing where item_title = '$delete_item_title' AND &lt;rest of ItemListing Pks&gt;</text:p>
      <text:p text:style-name="P3">$dbinfo-&gt;save_activity_for($username, “Item '$item_title' delisted.”); </text:p>
      <text:p text:style-name="Standard"><text:span text:style-name="T1"/></text:p>
      <text:p text:style-name="P1">View a specific item listing</text:p>
      <text:p text:style-name="P3">// First perform the following operation: Update all ItemListing buyer information for closed auctions</text:p>
      <text:p text:style-name="P3">select title, seller, category, end_day, end_hour, end_minute, description, shipping_cost, shipping_method, starting_price, picture, buyer, buyerfeedbackforseller_description, buyerfeedbackforseller_rating from item_listing where title = '$title' AND seller = '$username' AND category = '....' <text:s/>AND end_day = '....' AND end_hour .... <text:s/>AND end_minute</text:p>
      <text:p text:style-name="P3"/>
      <text:p text:style-name="P3">if (buyer != '') // auction open</text:p>
      <text:p text:style-name="P3"><text:tab/>select bid_amount, username, <text:s/>bid_day, bid_hour, bid_minute, from bids_on where item_title = <text:tab/>'$title' AND &lt;all other ItemListing Pks&gt; order by bid_amount desc</text:p>
      <text:p text:style-name="P3"/>
      <text:p text:style-name="P3"><text:tab/>// fetch first row and save bid_amount in variable for current price</text:p>
      <text:p text:style-name="P3"/>
      <text:p text:style-name="P3"><text:tab/>// display title, seller, category, end_day, end_hour, end_minute, description, shipping_cost, <text:tab/>shipping_method, starting_price, current_price, picture</text:p>
      <text:p text:style-name="P3"><text:soft-page-break/></text:p>
      <text:p text:style-name="P3"><text:tab/>// iterate through query results and display username, bid amount, day, hour, minute</text:p>
      <text:p text:style-name="P3"/>
      <text:p text:style-name="P3">else if (buyer == 'None')</text:p>
      <text:p text:style-name="P3"><text:tab/>// display title, seller, category, end_day, end_hour, end_minute, description, shipping_cost, <text:tab/>shipping_method, starting_price, “Auction closed without a buyer”, picture</text:p>
      <text:p text:style-name="P3">else // buyer is set to a username</text:p>
      <text:p text:style-name="P3"><text:tab/>q1 = select bid_amount, username, <text:s/>bid_day, bid_hour, bid_minute, from bids_on where <text:tab/>item_title = '$title' AND &lt;all other ItemListing Pks&gt; order by bid_amount desc</text:p>
      <text:p text:style-name="P3"/>
      <text:p text:style-name="P3"><text:tab/>// fetch first row and save bid_amount in variable for sell price</text:p>
      <text:p text:style-name="P3"/>
      <text:p text:style-name="P3"><text:tab/>// display title, seller, category, end_day, end_hour, end_minute, description, shipping_cost, <text:tab/>shipping_method, starting_price, sell price, “This auction listing is closed”, picture</text:p>
      <text:p text:style-name="P3"/>
      <text:p text:style-name="P3"><text:tab/>// display (and link) to winning username </text:p>
      <text:p text:style-name="P3"/>
      <text:p text:style-name="P3"><text:tab/>if ( buyerfeedbackforseller_rating != -1)</text:p>
      <text:p text:style-name="P3"><text:tab/><text:tab/>// display feedback rating</text:p>
      <text:p text:style-name="P3"><text:tab/>if ( buyerfeedbackforseller_description != '')</text:p>
      <text:p text:style-name="P3"><text:tab/><text:tab/>// display feedback desc</text:p>
      <text:p text:style-name="P3"/>
      <text:p text:style-name="P3"><text:tab/>// iterate through q1 results and display username, bid amount, day, hour, minute</text:p>
      <text:p text:style-name="P3"/>
      <text:p text:style-name="P3"/>
      <text:p text:style-name="P1">View item listings in a category (by time remaining)</text:p>
      <text:p text:style-name="P3">// First perform the following operation: Update all ItemListing buyer information for closed auctions</text:p>
      <text:p text:style-name="P3">q1 = select title, seller, end_day, end_hour, end_minute, starting_price from item_listing where category = '$category' AND end_day &gt;= '$day' AND end_hour &gt;= '$hour' AND end_minute &gt; '$minute' order by end_day desc, end_hour desc, end_minute desc</text:p>
      <text:p text:style-name="P3"><text:s/></text:p>
      <text:p text:style-name="P3">for each entry in q1</text:p>
      <text:p text:style-name="P3"><text:tab/>q2 = select bid_amount from bids_on where category = '$category' AND title = '$title' AND seller = '$seller' AND end_day = $end_day AND end_hour = $end_hour AND end_minute = end_minute order by bid_amount desc limit 1</text:p>
      <text:p text:style-name="P3"><text:tab/>// if q2 yields no results</text:p>
      <text:p text:style-name="P3"><text:tab/><text:tab/>// display all info from q1</text:p>
      <text:p text:style-name="P3"><text:tab/>// else</text:p>
      <text:p text:style-name="P3"><text:tab/><text:tab/>// display info from q1 (minus starting price) and q2</text:p>
      <text:p text:style-name="P1"><text:line-break/>View item listings in a category (by title)</text:p>
      <text:p text:style-name="P1"/>
      <text:p text:style-name="P1">View item listings in a category (by seller)</text:p>
      <text:p text:style-name="P1"/>
      <text:p text:style-name="P1">View item listings in a category (by current bid)</text:p>
      <text:p text:style-name="P1"/>
      <text:p text:style-name="P1">Making a bid on an item</text:p>
      <text:p text:style-name="P3"><text:soft-page-break/>// check that current user isn't seller of the auction</text:p>
      <text:p text:style-name="P3"/>
      <text:p text:style-name="P3">// check that user isn't already the highest bidder</text:p>
      <text:p text:style-name="P3"/>
      <text:p text:style-name="P3">// check that the current bid is the highest</text:p>
      <text:p text:style-name="P1"/>
      <text:p text:style-name="P1">Editing a bid</text:p>
      <text:p text:style-name="P1"/>
      <text:p text:style-name="P1">Deleting a bid</text:p>
      <text:p text:style-name="P1"/>
      <text:p text:style-name="P1">Viewing all bids on an item listing</text:p>
      <text:p text:style-name="P3">See: View a specific item listing</text:p>
      <text:p text:style-name="P3"/>
      <text:p text:style-name="P1">Viewing all bids for a specific user</text:p>
      <text:p text:style-name="P3"/>
      <text:p text:style-name="P1">Show notification to winning buyer of an auction</text:p>
      <text:p text:style-name="P1"/>
      <text:p text:style-name="P1">Leaving feedback to the seller if you are the winner</text:p>
      <text:p text:style-name="P1"/>
      <text:p text:style-name="P1">Show notification to seller of a closed auction that there was no buyer</text:p>
      <text:p text:style-name="P1"/>
      <text:p text:style-name="P1">Show notification to seller of a closed auction that there was a buyer</text:p>
      <text:p text:style-name="P1"/>
      <text:p text:style-name="P1">Leaving feedback to the buyer if you are the seller</text:p>
      <text:p text:style-name="P1"/>
      <text:p text:style-name="P1">Notifications</text:p>
      <text:p text:style-name="P3">// get all auctions that closed since last visit and has participated in (including if you are the seller). </text:p>
      <text:p text:style-name="P3">If there was a buyer disp</text:p>
      <text:p text:style-name="P3"/>
      <text:p text:style-name="P3">// get all auctions you won (buyer) and haven't left feedback </text:p>
      <text:p text:style-name="P3"/>
      <text:p text:style-name="P3">// get all auctions you won (buyer) and have left feedback</text:p>
      <text:p text:style-name="P3"/>
      <text:p text:style-name="P3">// get all auctions that have 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5</text:page-number> Of <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mm0468</meta:initial-creator>
    <meta:creation-date>2009-03-26T18:59:35</meta:creation-date>
    <dc:date>2009-03-26T21:22:43</dc:date>
    <dc:creator>jmm0468</dc:creator>
    <meta:editing-duration>PT01H51M34S</meta:editing-duration>
    <meta:editing-cycles>27</meta:editing-cycles>
    <meta:generator>OpenOffice.org/3.0$Linux OpenOffice.org_project/300m15$Build-9379</meta:generator>
    <meta:document-statistic meta:table-count="0" meta:image-count="0" meta:object-count="0" meta:page-count="6" meta:paragraph-count="173" meta:word-count="1623" meta:character-count="10800"/>
    <meta:user-defined meta:name="Info 1"/>
    <meta:user-defined meta:name="Info 2"/>
    <meta:user-defined meta:name="Info 3"/>
    <meta:user-defined meta:name="Info 4"/>
  </office:meta>
</office:document-meta>
</file>